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Aptos" svg:font-family="Apto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2"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2"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2"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2"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2"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2"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2"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2"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2"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2"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2"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2"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2"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2"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list-format-name="NLF0" style:num-format="1">
        <style:list-level-properties text:space-before="0.3743in" text:min-label-width="0.25in" text:list-level-position-and-space-mode="label-alignment">
          <style:list-level-label-alignment text:label-followed-by="listtab" fo:margin-left="0.6243in" fo:text-indent="-0.25in"/>
        </style:list-level-properties>
      </text:list-level-style-number>
      <text:list-level-style-number text:level="2" style:num-suffix="." style:num-list-format-name="NLF0" style:num-format="a" style:num-letter-sync="true">
        <style:list-level-properties text:space-before="0.8743in" text:min-label-width="0.25in" text:list-level-position-and-space-mode="label-alignment">
          <style:list-level-label-alignment text:label-followed-by="listtab" fo:margin-left="1.1243in" fo:text-indent="-0.25in"/>
        </style:list-level-properties>
      </text:list-level-style-number>
      <text:list-level-style-number text:level="3" style:num-suffix="." style:num-list-format-name="NLF0" style:num-format="i">
        <style:list-level-properties fo:text-align="end" text:space-before="1.4993in" text:min-label-width="0.125in" text:list-level-position-and-space-mode="label-alignment">
          <style:list-level-label-alignment text:label-followed-by="listtab" fo:margin-left="1.6243in" fo:text-indent="-0.125in"/>
        </style:list-level-properties>
      </text:list-level-style-number>
      <text:list-level-style-number text:level="4" style:num-suffix="." style:num-list-format-name="NLF0" style:num-format="1">
        <style:list-level-properties text:space-before="1.8743in" text:min-label-width="0.25in" text:list-level-position-and-space-mode="label-alignment">
          <style:list-level-label-alignment text:label-followed-by="listtab" fo:margin-left="2.1243in" fo:text-indent="-0.25in"/>
        </style:list-level-properties>
      </text:list-level-style-number>
      <text:list-level-style-number text:level="5" style:num-suffix="." style:num-list-format-name="NLF0" style:num-format="a" style:num-letter-sync="true">
        <style:list-level-properties text:space-before="2.3743in" text:min-label-width="0.25in" text:list-level-position-and-space-mode="label-alignment">
          <style:list-level-label-alignment text:label-followed-by="listtab" fo:margin-left="2.6243in" fo:text-indent="-0.25in"/>
        </style:list-level-properties>
      </text:list-level-style-number>
      <text:list-level-style-number text:level="6" style:num-suffix="." style:num-list-format-name="NLF0" style:num-format="i">
        <style:list-level-properties fo:text-align="end" text:space-before="2.9993in" text:min-label-width="0.125in" text:list-level-position-and-space-mode="label-alignment">
          <style:list-level-label-alignment text:label-followed-by="listtab" fo:margin-left="3.1243in" fo:text-indent="-0.125in"/>
        </style:list-level-properties>
      </text:list-level-style-number>
      <text:list-level-style-number text:level="7" style:num-suffix="." style:num-list-format-name="NLF0" style:num-format="1">
        <style:list-level-properties text:space-before="3.3743in" text:min-label-width="0.25in" text:list-level-position-and-space-mode="label-alignment">
          <style:list-level-label-alignment text:label-followed-by="listtab" fo:margin-left="3.6243in" fo:text-indent="-0.25in"/>
        </style:list-level-properties>
      </text:list-level-style-number>
      <text:list-level-style-number text:level="8" style:num-suffix="." style:num-list-format-name="NLF0" style:num-format="a" style:num-letter-sync="true">
        <style:list-level-properties text:space-before="3.8743in" text:min-label-width="0.25in" text:list-level-position-and-space-mode="label-alignment">
          <style:list-level-label-alignment text:label-followed-by="listtab" fo:margin-left="4.1243in" fo:text-indent="-0.25in"/>
        </style:list-level-properties>
      </text:list-level-style-number>
      <text:list-level-style-number text:level="9" style:num-suffix="." style:num-list-format-name="NLF0" style:num-format="i">
        <style:list-level-properties fo:text-align="end" text:space-before="4.4993in" text:min-label-width="0.125in" text:list-level-position-and-space-mode="label-alignment">
          <style:list-level-label-alignment text:label-followed-by="listtab" fo:margin-left="4.6243in" fo:text-indent="-0.125in"/>
        </style:list-level-properties>
      </text:list-level-style-number>
    </text:list-style>
    <text:list-style style:name="LFO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7">
      <text:list-level-style-number text:level="1" style:num-suffix="." style:num-list-format-name="NLF0" style:num-format="1">
        <style:list-level-properties text:space-before="0.25in" text:min-label-width="0.2812in" text:list-level-position-and-space-mode="label-alignment">
          <style:list-level-label-alignment text:label-followed-by="listtab" fo:margin-left="0.5312in" fo:text-indent="-0.2812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2">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4">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5">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6">
      <text:list-level-style-number text:level="1" style:num-suffix="." style:num-list-format-name="NLF3"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3" style:num-format="1" text:display-levels="2">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suffix=".1" style:num-list-format-name="NLF3" style:num-format="1" text:display-levels="2"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3"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3"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3"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3"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3"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3"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8">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9">
      <text:list-level-style-number text:level="1" style:num-suffix="." style:num-list-format-name="NLF3"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3" style:num-format="1" text:display-levels="2">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suffix=".1" style:num-list-format-name="NLF3" style:num-format="1" text:display-levels="2"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3"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3"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3"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3"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3"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3"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0">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1">
      <text:list-level-style-number text:level="1" style:num-suffix="." style:num-list-format-name="NLF4"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4"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4" style:num-format="1" text:display-levels="3"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4"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4"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4"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4"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4"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2">
      <text:list-level-style-number text:level="1" style:num-suffix="." style:num-list-format-name="NLF4"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4" style:num-format="1" text:display-levels="2" text:start-value="3">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suffix=".1" style:num-list-format-name="NLF4"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4"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4"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4"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4"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4"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3">
      <text:list-level-style-number text:level="1" style:num-suffix="." style:num-list-format-name="NLF4"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4"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4" style:num-format="1" text:display-levels="3"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4"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4"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4"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4"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4"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4">
      <text:list-level-style-number text:level="1" style:num-suffix="." style:num-list-format-name="NLF5"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5"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prefix="3.3.2" style:num-list-format-name="NLF5" style:num-format=""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5"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5"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5"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5"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5"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5">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6">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7">
      <text:list-level-style-number text:level="1" style:num-suffix="." style:num-list-format-name="NLF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8">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9">
      <text:list-level-style-number text:level="1" style:num-suffix="." style:num-list-format-name="NLF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0">
      <text:list-level-style-number text:level="1" style:num-suffix="." style:num-list-format-name="NLF4"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4"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4" style:num-format="1" text:display-levels="3" text:start-value="0">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4"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4"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4"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4"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4"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5">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50">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51">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P1" style:parent-style-name="Normal" style:master-page-name="MPF0" style:family="paragraph">
      <style:paragraph-properties fo:break-before="page" style:page-number="0"/>
    </style:style>
    <style:style style:name="P2" style:parent-style-name="NoSpacing" style:family="paragraph">
      <style:paragraph-properties fo:text-align="end"/>
    </style:style>
    <style:style style:name="T3" style:parent-style-name="DefaultParagraphFont" style:family="text">
      <style:text-properties fo:color="#595959" fo:font-size="14pt" style:font-size-asian="14pt" style:font-size-complex="14pt" fo:language="de" fo:country="DE"/>
    </style:style>
    <style:style style:name="P4" style:parent-style-name="NoSpacing" style:family="paragraph">
      <style:paragraph-properties fo:text-align="end"/>
    </style:style>
    <style:style style:name="T5" style:parent-style-name="DefaultParagraphFont" style:family="text">
      <style:text-properties fo:color="#595959" fo:font-size="9pt" style:font-size-asian="9pt" style:font-size-complex="9pt" fo:language="de" fo:country="DE"/>
    </style:style>
    <style:style style:name="T6" style:parent-style-name="DefaultParagraphFont" style:family="text">
      <style:text-properties fo:color="#595959" fo:font-size="9pt" style:font-size-asian="9pt" style:font-size-complex="9pt" fo:language="de" fo:country="DE"/>
    </style:style>
    <style:style style:name="P7" style:parent-style-name="Normal" style:family="paragraph">
      <style:paragraph-properties fo:text-align="end"/>
    </style:style>
    <style:style style:name="T8" style:parent-style-name="DefaultParagraphFont" style:family="text">
      <style:text-properties fo:text-transform="uppercase" fo:color="#156082" fo:font-size="32pt" style:font-size-asian="32pt" style:font-size-complex="32pt"/>
    </style:style>
    <style:style style:name="P9" style:parent-style-name="Normal" style:family="paragraph">
      <style:paragraph-properties fo:text-align="end"/>
    </style:style>
    <style:style style:name="T10" style:parent-style-name="DefaultParagraphFont" style:family="text">
      <style:text-properties fo:color="#404040" fo:font-size="18pt" style:font-size-asian="18pt" style:font-size-complex="18pt"/>
    </style:style>
    <style:style style:name="P11" style:parent-style-name="Normal" style:family="paragraph">
      <style:paragraph-properties fo:break-before="page"/>
    </style:style>
    <style:style style:name="P12"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P13"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P14"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P15" style:parent-style-name="TOC2" style:family="paragraph">
      <style:paragraph-properties>
        <style:tab-stops>
          <style:tab-stop style:type="left" style:position="0.5in"/>
          <style:tab-stop style:type="right" style:leader-style="dotted" style:leader-text="." style:position="6.5194in"/>
        </style:tab-stops>
      </style:paragraph-properties>
    </style:style>
    <style:style style:name="P16" style:parent-style-name="TOC2" style:family="paragraph">
      <style:paragraph-properties>
        <style:tab-stops>
          <style:tab-stop style:type="left" style:position="0.5in"/>
          <style:tab-stop style:type="right" style:leader-style="dotted" style:leader-text="." style:position="6.5194in"/>
        </style:tab-stops>
      </style:paragraph-properties>
    </style:style>
    <style:style style:name="P17" style:parent-style-name="TOC2" style:family="paragraph">
      <style:paragraph-properties>
        <style:tab-stops>
          <style:tab-stop style:type="left" style:position="0.5in"/>
          <style:tab-stop style:type="right" style:leader-style="dotted" style:leader-text="." style:position="6.5194in"/>
        </style:tab-stops>
      </style:paragraph-properties>
    </style:style>
    <style:style style:name="P18" style:parent-style-name="TOC3" style:family="paragraph">
      <style:paragraph-properties>
        <style:tab-stops>
          <style:tab-stop style:type="left" style:position="0.6666in"/>
          <style:tab-stop style:type="right" style:leader-style="dotted" style:leader-text="." style:position="6.3527in"/>
        </style:tab-stops>
      </style:paragraph-properties>
    </style:style>
    <style:style style:name="P19" style:parent-style-name="TOC3" style:family="paragraph">
      <style:paragraph-properties>
        <style:tab-stops>
          <style:tab-stop style:type="left" style:position="0.6666in"/>
          <style:tab-stop style:type="right" style:leader-style="dotted" style:leader-text="." style:position="6.3527in"/>
        </style:tab-stops>
      </style:paragraph-properties>
    </style:style>
    <style:style style:name="P20" style:parent-style-name="TOC3" style:family="paragraph">
      <style:paragraph-properties>
        <style:tab-stops>
          <style:tab-stop style:type="left" style:position="0.6666in"/>
          <style:tab-stop style:type="right" style:leader-style="dotted" style:leader-text="." style:position="6.3527in"/>
        </style:tab-stops>
      </style:paragraph-properties>
    </style:style>
    <style:style style:name="P21" style:parent-style-name="TOC3" style:family="paragraph">
      <style:paragraph-properties>
        <style:tab-stops>
          <style:tab-stop style:type="left" style:position="0.6666in"/>
          <style:tab-stop style:type="right" style:leader-style="dotted" style:leader-text="." style:position="6.3527in"/>
        </style:tab-stops>
      </style:paragraph-properties>
    </style:style>
    <style:style style:name="P22" style:parent-style-name="TOC2" style:family="paragraph">
      <style:paragraph-properties>
        <style:tab-stops>
          <style:tab-stop style:type="left" style:position="0.5in"/>
          <style:tab-stop style:type="right" style:leader-style="dotted" style:leader-text="." style:position="6.5194in"/>
        </style:tab-stops>
      </style:paragraph-properties>
    </style:style>
    <style:style style:name="P23" style:parent-style-name="TOC3" style:family="paragraph">
      <style:paragraph-properties>
        <style:tab-stops>
          <style:tab-stop style:type="left" style:position="0.6666in"/>
          <style:tab-stop style:type="right" style:leader-style="dotted" style:leader-text="." style:position="6.3527in"/>
        </style:tab-stops>
      </style:paragraph-properties>
    </style:style>
    <style:style style:name="P24" style:parent-style-name="TOC3" style:family="paragraph">
      <style:paragraph-properties>
        <style:tab-stops>
          <style:tab-stop style:type="left" style:position="0.6666in"/>
          <style:tab-stop style:type="right" style:leader-style="dotted" style:leader-text="." style:position="6.3527in"/>
        </style:tab-stops>
      </style:paragraph-properties>
    </style:style>
    <style:style style:name="P25" style:parent-style-name="TOC3" style:family="paragraph">
      <style:paragraph-properties>
        <style:tab-stops>
          <style:tab-stop style:type="left" style:position="0.6666in"/>
          <style:tab-stop style:type="right" style:leader-style="dotted" style:leader-text="." style:position="6.3527in"/>
        </style:tab-stops>
      </style:paragraph-properties>
    </style:style>
    <style:style style:name="P26" style:parent-style-name="TOC2" style:family="paragraph">
      <style:paragraph-properties>
        <style:tab-stops>
          <style:tab-stop style:type="left" style:position="0.5in"/>
          <style:tab-stop style:type="right" style:leader-style="dotted" style:leader-text="." style:position="6.5194in"/>
        </style:tab-stops>
      </style:paragraph-properties>
    </style:style>
    <style:style style:name="P27"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P28"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P29"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P30" style:parent-style-name="TOC2" style:family="paragraph">
      <style:paragraph-properties>
        <style:tab-stops>
          <style:tab-stop style:type="left" style:position="0.5in"/>
          <style:tab-stop style:type="right" style:leader-style="dotted" style:leader-text="." style:position="6.5194in"/>
        </style:tab-stops>
      </style:paragraph-properties>
    </style:style>
    <style:style style:name="P31" style:parent-style-name="TOC2" style:family="paragraph">
      <style:paragraph-properties>
        <style:tab-stops>
          <style:tab-stop style:type="left" style:position="0.5in"/>
          <style:tab-stop style:type="right" style:leader-style="dotted" style:leader-text="." style:position="6.5194in"/>
        </style:tab-stops>
      </style:paragraph-properties>
    </style:style>
    <style:style style:name="P32" style:parent-style-name="TOC2" style:family="paragraph">
      <style:paragraph-properties>
        <style:tab-stops>
          <style:tab-stop style:type="left" style:position="0.5in"/>
          <style:tab-stop style:type="right" style:leader-style="dotted" style:leader-text="." style:position="6.5194in"/>
        </style:tab-stops>
      </style:paragraph-properties>
    </style:style>
    <style:style style:name="P33" style:parent-style-name="TOC2" style:family="paragraph">
      <style:paragraph-properties>
        <style:tab-stops>
          <style:tab-stop style:type="left" style:position="0.5in"/>
          <style:tab-stop style:type="right" style:leader-style="dotted" style:leader-text="." style:position="6.5194in"/>
        </style:tab-stops>
      </style:paragraph-properties>
    </style:style>
    <style:style style:name="P34" style:parent-style-name="Normal" style:family="paragraph">
      <style:paragraph-properties fo:break-before="page"/>
    </style:style>
    <style:style style:name="P35" style:parent-style-name="Heading1" style:family="paragraph"/>
    <style:style style:name="P36" style:parent-style-name="Textbody" style:family="paragraph"/>
    <style:style style:name="P37" style:parent-style-name="Textbody" style:family="paragraph"/>
    <style:style style:name="P38" style:parent-style-name="Textbody" style:family="paragraph"/>
    <style:style style:name="P39" style:parent-style-name="Heading1" style:family="paragraph"/>
    <style:style style:name="P40" style:parent-style-name="Textbody" style:family="paragraph"/>
    <style:style style:name="P41" style:parent-style-name="Textbody" style:family="paragraph"/>
    <style:style style:name="P42" style:parent-style-name="Textbody" style:family="paragraph"/>
    <style:style style:name="P43" style:parent-style-name="Textbody" style:family="paragraph"/>
    <style:style style:name="P44" style:parent-style-name="Heading1" style:family="paragraph"/>
    <style:style style:name="P45" style:parent-style-name="Heading2" style:family="paragraph"/>
    <style:style style:name="P46" style:parent-style-name="ListParagraph" style:family="paragraph"/>
    <style:style style:name="P47" style:parent-style-name="ListParagraph" style:family="paragraph"/>
    <style:style style:name="P48" style:parent-style-name="ListParagraph" style:family="paragraph"/>
    <style:style style:name="P49" style:parent-style-name="ListParagraph" style:family="paragraph"/>
    <style:style style:name="P50" style:parent-style-name="ListParagraph" style:family="paragraph">
      <style:paragraph-properties fo:keep-with-next="always" fo:keep-together="always" style:contextual-spacing="false" fo:margin-top="0.0277in"/>
      <style:text-properties style:font-name="Aptos Display" style:font-name-asian="Times New Roman" text:display="none" fo:color="#0F4761" fo:font-size="13pt" style:font-size-asian="13pt" style:font-size-complex="11.5pt"/>
    </style:style>
    <style:style style:name="P51" style:parent-style-name="ListParagraph" style:family="paragraph">
      <style:paragraph-properties fo:keep-with-next="always" fo:keep-together="always" style:contextual-spacing="false" fo:margin-top="0.0277in"/>
      <style:text-properties style:font-name="Aptos Display" style:font-name-asian="Times New Roman" text:display="none" fo:color="#0F4761" fo:font-size="13pt" style:font-size-asian="13pt" style:font-size-complex="11.5pt"/>
    </style:style>
    <style:style style:name="P52" style:parent-style-name="Heading2" style:family="paragraph"/>
    <style:style style:name="P53" style:parent-style-name="Heading2" style:family="paragraph"/>
    <style:style style:name="P54" style:parent-style-name="Heading3" style:family="paragraph"/>
    <style:style style:name="P55" style:parent-style-name="Heading3" style:family="paragraph"/>
    <style:style style:name="P56" style:parent-style-name="ListParagraph" style:family="paragraph"/>
    <style:style style:name="P57" style:parent-style-name="ListParagraph" style:family="paragraph"/>
    <style:style style:name="P58" style:parent-style-name="ListParagraph" style:family="paragraph"/>
    <style:style style:name="P59" style:parent-style-name="Heading3" style:family="paragraph"/>
    <style:style style:name="P60" style:parent-style-name="Heading3" style:family="paragraph"/>
    <style:style style:name="P61" style:parent-style-name="Heading2" style:family="paragraph"/>
    <style:style style:name="P62" style:parent-style-name="Heading3" style:family="paragraph"/>
    <style:style style:name="P63" style:parent-style-name="ListParagraph" style:family="paragraph"/>
    <style:style style:name="P64" style:parent-style-name="ListParagraph" style:family="paragraph"/>
    <style:style style:name="P65" style:parent-style-name="ListParagraph" style:family="paragraph"/>
    <style:style style:name="P66" style:parent-style-name="Heading3" style:family="paragraph"/>
    <style:style style:name="P67" style:parent-style-name="ListParagraph" style:family="paragraph"/>
    <style:style style:name="P68" style:parent-style-name="ListParagraph" style:family="paragraph"/>
    <style:style style:name="P69" style:parent-style-name="Heading3" style:family="paragraph"/>
    <style:style style:name="P70" style:parent-style-name="ListParagraph" style:family="paragraph"/>
    <style:style style:name="P71" style:parent-style-name="ListParagraph" style:family="paragraph"/>
    <style:style style:name="P72" style:parent-style-name="ListParagraph" style:family="paragraph"/>
    <style:style style:name="P73" style:parent-style-name="ListParagraph" style:family="paragraph"/>
    <style:style style:name="P74" style:parent-style-name="Heading2" style:family="paragraph"/>
    <style:style style:name="P75" style:parent-style-name="ListParagraph" style:family="paragraph"/>
    <style:style style:name="P76" style:parent-style-name="ListParagraph" style:family="paragraph"/>
    <style:style style:name="P77" style:parent-style-name="ListParagraph" style:family="paragraph"/>
    <style:style style:name="P78" style:parent-style-name="ListParagraph" style:family="paragraph"/>
    <style:style style:name="P79" style:parent-style-name="ListParagraph" style:family="paragraph"/>
    <style:style style:name="P80" style:parent-style-name="ListParagraph" style:family="paragraph"/>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Heading1" style:family="paragraph"/>
    <style:style style:name="P85" style:parent-style-name="Heading1" style:family="paragraph"/>
    <style:style style:name="P86" style:parent-style-name="Heading1" style:family="paragraph"/>
    <style:style style:name="P87" style:parent-style-name="Heading2" style:family="paragraph"/>
    <style:style style:name="P88" style:parent-style-name="Heading2" style:family="paragraph"/>
    <style:style style:name="P89" style:parent-style-name="Heading2" style:family="paragraph"/>
    <style:style style:name="P90" style:parent-style-name="Heading2" style:family="paragraph"/>
    <style:style style:family="graphic" style:name="a6">
      <style:graphic-properties/>
    </style:style>
    <style:style style:family="graphic" style:name="a0">
      <style:graphic-properties draw:fill="solid" draw:fill-color="#156082" draw:opacity="100%" draw:stroke="none"/>
    </style:style>
    <style:style style:family="graphic" style:name="a2">
      <style:graphic-properties draw:fill="bitmap" draw:fill-image-name="a1" style:repeat="stretch"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g draw:z-index="251662336" draw:name="Group 157" draw:id="id2" draw:style-name="a3" text:anchor-type="paragraph"><svg:title/><svg:desc/><draw:custom-shape svg:x="0.24375in" svg:y="0.26875in" svg:width="7.77917in" svg:height="1.31287in" draw:id="id0" draw:style-name="a0" draw:name="Rectangle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4375in" svg:y="0.26875in" svg:width="7.77917in" svg:height="1.4125in" draw:id="id1" draw:style-name="a2" draw:name="Rectangle 151"><svg:title/><svg:desc/><draw:enhanced-geometry draw:type="non-primitive" svg:viewBox="0 0 21600 21600" draw:enhanced-path="M 0 0 L 21600 0 21600 21600 0 21600 Z N"/></draw:custom-shape></draw:g><draw:frame draw:z-index="251660288" draw:id="id3" draw:style-name="a4" draw:name="Text Box 159" text:anchor-type="paragraph" svg:x="0.24375in" svg:y="9.56458in" svg:width="7.78056in" svg:height="1.06667in" style:rel-width="scale" style:rel-height="scale"><draw:text-box><text:p text:style-name="P2"><text:span text:style-name="T3">Jakub S. Zareba</text:span></text:p><text:p text:style-name="P4"><text:span text:style-name="T5">Jsz22@bath.a</text:span><text:span text:style-name="T6">c.uk</text:span></text:p></draw:text-box><svg:title/><svg:desc/></draw:frame><draw:frame draw:z-index="251659264" draw:id="id4" draw:style-name="a5" draw:name="Text Box 163" text:anchor-type="paragraph" svg:x="0.24375in" svg:y="3.50764in" svg:width="7.78056in" svg:height="4.2375in" style:rel-width="scale" style:rel-height="scale"><draw:text-box><text:p text:style-name="P7"><text:span text:style-name="T8">Project PLanning &amp; Scoping</text:span></text:p><text:p text:style-name="P9"><text:span text:style-name="T10">Effects of de-hazing on USOD performance</text:span></text:p></draw:text-box><svg:title/><svg:desc/></draw:frame></text:p>
      <text:p text:style-name="P11"/>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2"><text:a xlink:href="#_Toc222496766" office:target-frame-name="_top" xlink:show="replace"><text:span text:style-name="Hyperlink">1.</text:span><text:tab/><text:span text:style-name="Hyperlink">Introduction</text:span><text:tab/>2</text:a></text:p>
          <text:p text:style-name="P13"><text:a xlink:href="#_Toc222496767" office:target-frame-name="_top" xlink:show="replace"><text:span text:style-name="Hyperlink">2.</text:span><text:tab/><text:span text:style-name="Hyperlink">Research Questions</text:span><text:tab/>2</text:a></text:p>
          <text:p text:style-name="P14"><text:a xlink:href="#_Toc222496768" office:target-frame-name="_top" xlink:show="replace"><text:span text:style-name="Hyperlink">3.</text:span><text:tab/><text:span text:style-name="Hyperlink">Methodology</text:span><text:tab/>2</text:a></text:p>
          <text:p text:style-name="P15"><text:a xlink:href="#_Toc222496769" office:target-frame-name="_top" xlink:show="replace"><text:span text:style-name="Hyperlink">3.3</text:span><text:tab/><text:span text:style-name="Hyperlink">Overview</text:span><text:tab/>2</text:a></text:p>
          <text:p text:style-name="P16"><text:a xlink:href="#_Toc222496772" office:target-frame-name="_top" xlink:show="replace"><text:span text:style-name="Hyperlink">3.2</text:span><text:tab/><text:span text:style-name="Hyperlink">Dataset</text:span><text:tab/>3</text:a></text:p>
          <text:p text:style-name="P17"><text:a xlink:href="#_Toc222496773" office:target-frame-name="_top" xlink:show="replace"><text:span text:style-name="Hyperlink">3.3</text:span><text:tab/><text:span text:style-name="Hyperlink">Models</text:span><text:tab/>3</text:a></text:p>
          <text:p text:style-name="P18"><text:a xlink:href="#_Toc222496774" office:target-frame-name="_top" xlink:show="replace"><text:span text:style-name="Hyperlink">3.3.1</text:span><text:tab/><text:span text:style-name="Hyperlink">Generic Baseline Model</text:span><text:tab/>3</text:a></text:p>
          <text:p text:style-name="P19"><text:a xlink:href="#_Toc222496775" office:target-frame-name="_top" xlink:show="replace"><text:span text:style-name="Hyperlink">3.3.1</text:span><text:tab/><text:span text:style-name="Hyperlink">De-hazing at Run Time</text:span><text:tab/>3</text:a></text:p>
          <text:p text:style-name="P20"><text:a xlink:href="#_Toc222496776" office:target-frame-name="_top" xlink:show="replace"><text:span text:style-name="Hyperlink">3.3.1</text:span><text:tab/><text:span text:style-name="Hyperlink">De-hazing Trained Model</text:span><text:tab/>3</text:a></text:p>
          <text:p text:style-name="P21"><text:a xlink:href="#_Toc222496777" office:target-frame-name="_top" xlink:show="replace"><text:span text:style-name="Hyperlink">3.3.1</text:span><text:tab/><text:span text:style-name="Hyperlink">Domain Specific Model</text:span><text:tab/>3</text:a></text:p>
          <text:p text:style-name="P22"><text:a xlink:href="#_Toc222496778" office:target-frame-name="_top" xlink:show="replace"><text:span text:style-name="Hyperlink">3.4</text:span><text:tab/><text:span text:style-name="Hyperlink">Evaluation Metrics</text:span><text:tab/>3</text:a></text:p>
          <text:p text:style-name="P23"><text:a xlink:href="#_Toc222496779" office:target-frame-name="_top" xlink:show="replace"><text:span text:style-name="Hyperlink">3.4.1</text:span><text:tab/><text:span text:style-name="Hyperlink">Saliency Performance Metrics</text:span><text:tab/>3</text:a></text:p>
          <text:p text:style-name="P24"><text:a xlink:href="#_Toc222496780" office:target-frame-name="_top" xlink:show="replace"><text:span text:style-name="Hyperlink">3.4.1</text:span><text:tab/><text:span text:style-name="Hyperlink">Image Quality Metrics</text:span><text:tab/>3</text:a></text:p>
          <text:p text:style-name="P25"><text:a xlink:href="#_Toc222496781" office:target-frame-name="_top" xlink:show="replace"><text:span text:style-name="Hyperlink">3.4.1</text:span><text:tab/><text:span text:style-name="Hyperlink">System Level Metrics</text:span><text:tab/>3</text:a></text:p>
          <text:p text:style-name="P26"><text:a xlink:href="#_Toc222496782" office:target-frame-name="_top" xlink:show="replace"><text:span text:style-name="Hyperlink">3.5</text:span><text:tab/><text:span text:style-name="Hyperlink">Experimental Procedure</text:span><text:tab/>4</text:a></text:p>
          <text:p text:style-name="P27"><text:a xlink:href="#_Toc222496783" office:target-frame-name="_top" xlink:show="replace"><text:span text:style-name="Hyperlink">4.</text:span><text:tab/><text:span text:style-name="Hyperlink">Technical Infrastructure</text:span><text:tab/>4</text:a></text:p>
          <text:p text:style-name="P28"><text:a xlink:href="#_Toc222496784" office:target-frame-name="_top" xlink:show="replace"><text:span text:style-name="Hyperlink">5.</text:span><text:tab/><text:span text:style-name="Hyperlink">Timeline</text:span><text:tab/>4</text:a></text:p>
          <text:p text:style-name="P29"><text:a xlink:href="#_Toc222496785" office:target-frame-name="_top" xlink:show="replace"><text:span text:style-name="Hyperlink">6.</text:span><text:tab/><text:span text:style-name="Hyperlink">Risk Assessment</text:span><text:tab/>5</text:a></text:p>
          <text:p text:style-name="P30"><text:a xlink:href="#_Toc222496786" office:target-frame-name="_top" xlink:show="replace"><text:span text:style-name="Hyperlink">6.1</text:span><text:tab/><text:span text:style-name="Hyperlink">Training Time and Computational Constraints</text:span><text:tab/>5</text:a></text:p>
          <text:p text:style-name="P31"><text:a xlink:href="#_Toc222496787" office:target-frame-name="_top" xlink:show="replace"><text:span text:style-name="Hyperlink">6.2</text:span><text:tab/><text:span text:style-name="Hyperlink">Implementation and Debugging</text:span><text:tab/>5</text:a></text:p>
          <text:p text:style-name="P32"><text:a xlink:href="#_Toc222496788" office:target-frame-name="_top" xlink:show="replace"><text:span text:style-name="Hyperlink">6.3</text:span><text:tab/><text:span text:style-name="Hyperlink">Data Quality Issues</text:span><text:tab/>5</text:a></text:p>
          <text:p text:style-name="P33"><text:a xlink:href="#_Toc222496789" office:target-frame-name="_top" xlink:show="replace"><text:span text:style-name="Hyperlink">6.4</text:span><text:tab/><text:span text:style-name="Hyperlink">Scope Creep</text:span><text:tab/>5</text:a></text:p>
        </text:index-body>
      </text:table-of-content>
      <text:p text:style-name="Normal"/>
      <text:p text:style-name="P34"/>
      <text:list text:style-name="LFO44" text:continue-numbering="true">
        <text:list-item>
          <text:p text:style-name="P35"><text:bookmark-start text:name="_Toc222496766"/><text:soft-page-break/>Introduction<text:bookmark-end text:name="_Toc222496766"/></text:p>
        </text:list-item>
      </text:list>
      <text:p text:style-name="Textbody">In underwater conditions images are degraded due to poor lighting, colour absorption and light scattering, all of which are amplified as depth increases. These<text:s/>degradations<text:s/>are<text:s/>particularly harmful to<text:s/>computer vision systems, particularly those developed and trained on terrestrial datasets which aren’t affected by the same degradations.</text:p>
      <text:p text:style-name="Textbody">A common approach to addressing the domain shift is to retrain<text:s/>or redesign models using underwater specific datasets and architecture. This approach is often effective, but it often increases architectural complexity, computational requirements and implementation costs, which may limit suitability for embedded or real-time systems.</text:p>
      <text:p text:style-name="Textbody">This project investigates whether image de-hazing can work as an alternative to domain specific specialisation for underwater salient object detection. The performance of a generic segmentation model trained on underwater data will be compared under<text:s/>three<text:s/>conditions:</text:p>
      <text:list text:style-name="LFO6" text:continue-numbering="true">
        <text:list-item>
          <text:p text:style-name="P36">Using raw underwater data</text:p>
        </text:list-item>
        <text:list-item>
          <text:p text:style-name="P37">Using de-hazed images as inputs<text:s/>to shift the domain at runtime</text:p>
        </text:list-item>
        <text:list-item>
          <text:p text:style-name="P38">Using de-hazed images as both training and input data<text:s/></text:p>
        </text:list-item>
      </text:list>
      <text:p text:style-name="Textbody">These results will then be compared to a domain specific Underwater Salient Object Detection (USOD)<text:s/>model.</text:p>
      <text:p text:style-name="Textbody">Performance will be assessed using pixel-level saliency metrics such as F-measure, mean absolute error (MAE) and Intersection over Union (IoU), along with system level measures including inference latency, parameter count and computational resource usage. The goal is to determine whether pre-processing based enhancement methods can compete in performance with more specialised, complex and domain specific models, in environments where resource constraints are critical.</text:p>
      <text:list text:style-name="LFO44" text:continue-numbering="true">
        <text:list-item>
          <text:p text:style-name="P39"><text:bookmark-start text:name="_Toc222496767"/>Research Questions<text:bookmark-end text:name="_Toc222496767"/></text:p>
        </text:list-item>
      </text:list>
      <text:p text:style-name="Textbody">This project aims to answer these questions in no particular order:</text:p>
      <text:list text:style-name="LFO1" text:continue-numbering="true">
        <text:list-item>
          <text:p text:style-name="P40">Can image de-hazing improve<text:s/>USOD performance to a level comparable to that achieved by a specialised model.<text:s/></text:p>
        </text:list-item>
        <text:list-item>
          <text:p text:style-name="P41">How do different classes<text:s/>of de-hazing methods, including<text:s/>deep learning based, restoration based and enhancement based,<text:s/>affect object detection performance?</text:p>
        </text:list-item>
        <text:list-item>
          <text:p text:style-name="P42">Does image preprocessing via dehazing provide a more computationally efficient approach than specialised transformer based USOD models, when evaluated considering realistic system constraints?</text:p>
        </text:list-item>
        <text:list-item>
          <text:p text:style-name="P43">Can de-hazing without retraining provide a comparable performance improvement?</text:p>
        </text:list-item>
      </text:list>
      <text:list text:style-name="LFO44" text:continue-numbering="true">
        <text:list-item>
          <text:p text:style-name="P44"><text:bookmark-start text:name="_Toc222496768"/>Methodology<text:bookmark-end text:name="_Toc222496768"/></text:p>
        </text:list-item>
      </text:list>
      <text:list text:style-name="LFO44" text:continue-numbering="true">
        <text:list-item>
          <text:list>
            <text:list-item>
              <text:p text:style-name="P45"><text:bookmark-start text:name="_Toc222496769"/>Overview<text:bookmark-end text:name="_Toc222496769"/></text:p>
            </text:list-item>
          </text:list>
        </text:list-item>
      </text:list>
      <text:p text:style-name="Normal">This project evaluates the impact of image de-hazing as a preprocessing step for<text:s/>USOD. The experiments are designed to compare:</text:p>
      <text:soft-page-break/>
      <text:list text:style-name="LFO4" text:continue-numbering="true">
        <text:list-item>
          <text:p text:style-name="P46">A generic<text:s/>segmentation based SOD model trained on raw underwater images</text:p>
        </text:list-item>
        <text:list-item>
          <text:p text:style-name="P47">The same model using de-hazed images as the input</text:p>
        </text:list-item>
        <text:list-item>
          <text:p text:style-name="P48">The same model trained on de-hazed images</text:p>
        </text:list-item>
        <text:list-item>
          <text:p text:style-name="P49">A domain specific model as a specialised benchmark</text:p>
        </text:list-item>
      </text:list>
      <text:p text:style-name="Normal">Performance will we assessed using both pixel-level and system-level metrics.</text:p>
      <text:list text:style-name="LFO38" text:continue-numbering="true">
        <text:list-item>
          <text:p text:style-name="P50"><text:bookmark-start text:name="_Toc222496770"/><text:bookmark-end text:name="_Toc222496770"/></text:p>
          <text:list text:continue-numbering="true">
            <text:list-item>
              <text:p text:style-name="P51"><text:bookmark-start text:name="_Toc222496771"/><text:bookmark-end text:name="_Toc222496771"/></text:p>
            </text:list-item>
          </text:list>
        </text:list-item>
      </text:list>
      <text:list text:style-name="LFO38" text:continue-numbering="true">
        <text:list-item>
          <text:list>
            <text:list-item>
              <text:p text:style-name="P52"><text:bookmark-start text:name="_Toc222496772"/>Dataset<text:bookmark-end text:name="_Toc222496772"/></text:p>
            </text:list-item>
          </text:list>
        </text:list-item>
      </text:list>
      <text:p text:style-name="Normal">Experiments evaluations and training will be conducted using the USOD10K dataset. The USOD10K dataset provides pixel-level annotated underwater images for SOD tasks. The dataset will be divided into training, validation and test subsets according to the protocol specified in the original benchmark to ensure comparability with existing work</text:p>
      <text:list text:style-name="LFO38" text:continue-numbering="true">
        <text:list-item>
          <text:list>
            <text:list-item>
              <text:p text:style-name="P53"><text:bookmark-start text:name="_Toc222496773"/>Models<text:bookmark-end text:name="_Toc222496773"/></text:p>
            </text:list-item>
          </text:list>
        </text:list-item>
      </text:list>
      <text:list text:style-name="LFO38" text:continue-numbering="true">
        <text:list-item>
          <text:list>
            <text:list-item>
              <text:list>
                <text:list-item>
                  <text:p text:style-name="P54"><text:bookmark-start text:name="_Toc222496774"/>Generic Baseline Model<text:bookmark-end text:name="_Toc222496774"/></text:p>
                </text:list-item>
              </text:list>
            </text:list-item>
          </text:list>
        </text:list-item>
      </text:list>
      <text:p text:style-name="Normal">A standard encoder-decoder segmentation architecture will be used as the generic SOD baseline, such as U-Net. The model will be trained on raw underwater images to establish baseline performance before enhancement or specialised architecture.</text:p>
      <text:list text:style-name="LFO38" text:continue-numbering="true">
        <text:list-item>
          <text:list>
            <text:list-item>
              <text:list>
                <text:list-item>
                  <text:p text:style-name="P55"><text:bookmark-start text:name="_Toc222496775"/>De-hazing<text:s/>at Run Time<text:bookmark-end text:name="_Toc222496775"/></text:p>
                </text:list-item>
              </text:list>
            </text:list-item>
          </text:list>
        </text:list-item>
      </text:list>
      <text:p text:style-name="Normal">Selected de-hazing methods will be applied to images that are evaluated by a generic SOD model trained on raw images. The de-hazing methods will be selected from three categories:</text:p>
      <text:list text:style-name="LFO10" text:continue-numbering="true">
        <text:list-item>
          <text:p text:style-name="P56">Restoration (physics) based</text:p>
        </text:list-item>
        <text:list-item>
          <text:p text:style-name="P57">Enhancement based</text:p>
        </text:list-item>
        <text:list-item>
          <text:p text:style-name="P58">Deep learning based</text:p>
        </text:list-item>
      </text:list>
      <text:p text:style-name="Normal">For each method the generic segmentation model will only see the de-hazed images during inference.</text:p>
      <text:p text:style-name="Normal">Image quality improvement will be verified using standard metrics such as PSNR and UCIQUE prior to evaluation.</text:p>
      <text:list text:style-name="LFO38" text:continue-numbering="true">
        <text:list-item>
          <text:list>
            <text:list-item>
              <text:list>
                <text:list-item>
                  <text:p text:style-name="P59"><text:bookmark-start text:name="_Toc222496776"/>De-hazing Trained Model<text:bookmark-end text:name="_Toc222496776"/></text:p>
                </text:list-item>
              </text:list>
            </text:list-item>
          </text:list>
        </text:list-item>
      </text:list>
      <text:p text:style-name="Normal">The same methods that were used in the De-hazing at Run Time test will be used on training data and the evaluation data. The same model as used for the baseline will be used trained using de-hazed images before being used for SOD.</text:p>
      <text:list text:style-name="LFO38" text:continue-numbering="true">
        <text:list-item>
          <text:list>
            <text:list-item>
              <text:list>
                <text:list-item>
                  <text:p text:style-name="P60"><text:bookmark-start text:name="_Toc222496777"/>Domain Specific Model<text:bookmark-end text:name="_Toc222496777"/></text:p>
                </text:list-item>
              </text:list>
            </text:list-item>
          </text:list>
        </text:list-item>
      </text:list>
      <text:p text:style-name="Normal">A transformer based underwater saliency architecture will be used as the specialised comparator, TC-USOD. This model was designed explicitly for USOD and will be trained and evaluated following the protocol<text:s/>described in its original publication.</text:p>
      <text:list text:style-name="LFO38" text:continue-numbering="true">
        <text:list-item>
          <text:list>
            <text:list-item>
              <text:p text:style-name="P61"><text:bookmark-start text:name="_Toc222496778"/>Evaluation Metrics<text:bookmark-end text:name="_Toc222496778"/></text:p>
            </text:list-item>
          </text:list>
        </text:list-item>
      </text:list>
      <text:list text:style-name="LFO38" text:continue-numbering="true">
        <text:list-item>
          <text:list>
            <text:list-item>
              <text:list>
                <text:list-item>
                  <text:p text:style-name="P62"><text:bookmark-start text:name="_Toc222496779"/>Saliency Performance Metrics<text:bookmark-end text:name="_Toc222496779"/></text:p>
                </text:list-item>
              </text:list>
            </text:list-item>
          </text:list>
        </text:list-item>
      </text:list>
      <text:p text:style-name="Normal">Pixel level performance will be evaluated using:</text:p>
      <text:list text:style-name="LFO11" text:continue-numbering="true">
        <text:list-item>
          <text:p text:style-name="P63">F-measure</text:p>
        </text:list-item>
        <text:list-item>
          <text:p text:style-name="P64">MEA</text:p>
        </text:list-item>
        <text:list-item>
          <text:p text:style-name="P65">IoU</text:p>
        </text:list-item>
      </text:list>
      <text:p text:style-name="Normal">These metrics quantify mask accuracy and alignment with ground truth annotations</text:p>
      <text:list text:style-name="LFO38" text:continue-numbering="true">
        <text:list-item>
          <text:list>
            <text:list-item>
              <text:list>
                <text:list-item>
                  <text:p text:style-name="P66"><text:bookmark-start text:name="_Toc222496780"/>Image Quality Metrics<text:bookmark-end text:name="_Toc222496780"/></text:p>
                </text:list-item>
              </text:list>
            </text:list-item>
          </text:list>
        </text:list-item>
      </text:list>
      <text:p text:style-name="Normal">To confirm that de-hazing has been successful, enchancement quality will be measured using:</text:p>
      <text:list text:style-name="LFO12" text:continue-numbering="true">
        <text:list-item>
          <text:p text:style-name="P67">Peak Signal to Noise Ratio (PSNR)</text:p>
        </text:list-item>
        <text:list-item>
          <text:p text:style-name="P68">Underwater Image Colourfulness Evaluation (UCIQE)</text:p>
        </text:list-item>
      </text:list>
      <text:p text:style-name="Normal">These metrics will not be used to determine success of the USOD but will provide context for the performance changes</text:p>
      <text:list text:style-name="LFO38" text:continue-numbering="true">
        <text:list-item>
          <text:list>
            <text:list-item>
              <text:list>
                <text:list-item>
                  <text:p text:style-name="P69"><text:bookmark-start text:name="_Toc222496781"/>System Level Metrics<text:bookmark-end text:name="_Toc222496781"/></text:p>
                </text:list-item>
              </text:list>
            </text:list-item>
          </text:list>
        </text:list-item>
      </text:list>
      <text:p text:style-name="Normal">To evaluate the practical suitability of the methods the following metrics will be used:</text:p>
      <text:list text:style-name="LFO13" text:continue-numbering="true">
        <text:list-item>
          <text:p text:style-name="P70">Inference duration (ms per image)</text:p>
        </text:list-item>
        <text:list-item>
          <text:p text:style-name="P71">Model parameter count</text:p>
        </text:list-item>
        <text:list-item>
          <text:p text:style-name="P72">GPU memory usage</text:p>
        </text:list-item>
        <text:list-item>
          <text:p text:style-name="P73">Floating point operations (FLOPs), if measurable</text:p>
        </text:list-item>
      </text:list>
      <text:p text:style-name="Normal">This will enable a comparison of the trade-offs between the different SOD methods.</text:p>
      <text:list text:style-name="LFO38" text:continue-numbering="true">
        <text:list-item>
          <text:list>
            <text:list-item>
              <text:p text:style-name="P74"><text:bookmark-start text:name="_Toc222496782"/>Experimental Procedure<text:bookmark-end text:name="_Toc222496782"/></text:p>
            </text:list-item>
          </text:list>
        </text:list-item>
      </text:list>
      <text:list text:style-name="LFO14" text:continue-numbering="true">
        <text:list-item>
          <text:p text:style-name="P75">Train generic model on raw images</text:p>
        </text:list-item>
        <text:list-item>
          <text:p text:style-name="P76">Test generic model on raw images</text:p>
        </text:list-item>
        <text:list-item>
          <text:p text:style-name="P77">Test generic model on de-hazed images</text:p>
        </text:list-item>
        <text:list-item>
          <text:p text:style-name="P78">Train generic model on de-hazed images, one for each method</text:p>
        </text:list-item>
        <text:list-item>
          <text:p text:style-name="P79">Test trained generic model on de-hazed images</text:p>
        </text:list-item>
        <text:list-item>
          <text:p text:style-name="P80">Train or fine-tune the<text:s/>domain specific TC-USOD</text:p>
        </text:list-item>
        <text:list-item>
          <text:p text:style-name="P81">Test TC-USOD on raw images</text:p>
        </text:list-item>
        <text:list-item>
          <text:p text:style-name="P82">Compare performance across saliency, image quality and computational resource usage.</text:p>
        </text:list-item>
        <text:list-item>
          <text:p text:style-name="P83">Analyse trade-offs between<text:s/>saliency performance and resource overhead</text:p>
        </text:list-item>
      </text:list>
      <text:p text:style-name="Normal">Statistical consistency will be kept by using identical dataset splits for training, validation and testing.</text:p>
      <text:p text:style-name="Normal"/>
      <text:list text:style-name="LFO38" text:continue-numbering="true">
        <text:list-item>
          <text:p text:style-name="P84"><text:bookmark-start text:name="_Toc222496783"/>Technical Infrastructure<text:bookmark-end text:name="_Toc222496783"/></text:p>
        </text:list-item>
      </text:list>
      <text:p text:style-name="Normal">All experiments will be implemented using PyTorch in a Linux based development environment. GPU acceleration will be used for both training and inference. The primary workstation will have an AMD GPU with ROCm support. PyTorch’s hardware agnostic code allows for easy implementation across GPU backends without the need for architecture changes.</text:p>
      <text:p text:style-name="Normal">To preserve consistency and reproducibility, Docker containers will be used t o define fixed software environments, including specific versions of Python, PyTorch and their supporting libraries. Identical container configuration will be used in all the experiments.</text:p>
      <text:p text:style-name="Normal">As a contingency the university’s AI workstation, equipped with an NVIDIA GPU can be used. Due to PyTorch being backend agnostic no architectural changes should be necessary if switching from ROCm to CUDA.</text:p>
      <text:p text:style-name="Normal"/>
      <text:list text:style-name="LFO38" text:continue-numbering="true">
        <text:list-item>
          <text:p text:style-name="P85"><text:bookmark-start text:name="_Toc222496784"/>Timeline<text:bookmark-end text:name="_Toc222496784"/></text:p>
        </text:list-item>
      </text:list>
      <text:p text:style-name="Textbody">The Gantt chart below outlines the timeline I anticipate for each major component of the project. Tasks are sequenced according to logical dependencies, with overlap included where feasible.<text:s/></text:p>
      <text:p text:style-name="Textbody"><draw:frame draw:style-name="a6" draw:name="Chart 1" text:anchor-type="as-char" svg:x="0in" svg:y="0in" svg:width="6.46875in" svg:height="2.875in" style:rel-width="scale" style:rel-height="scale"><draw:object xlink:href="Object 1/" xlink:type="simple" xlink:show="embed" xlink:actuate="onLoad"/><svg:title/><svg:desc/></draw:frame></text:p>
      <text:soft-page-break/>
      <text:p text:style-name="Textbody">The timeline does not extend the full duration of the project to accommodate potential delays, especially during experimentation or model training. This structure should allow for structured progression and enough flexibility to accommodate unexpected circumstances.</text:p>
      <text:list text:style-name="LFO38" text:continue-numbering="true">
        <text:list-item>
          <text:p text:style-name="P86"><text:bookmark-start text:name="_Toc222496785"/>Risk Assessment<text:bookmark-end text:name="_Toc222496785"/></text:p>
        </text:list-item>
      </text:list>
      <text:p text:style-name="Textbody">Several<text:s/>risks may impact the completion time of the project.</text:p>
      <text:list text:style-name="LFO38" text:continue-numbering="true">
        <text:list-item>
          <text:list>
            <text:list-item>
              <text:p text:style-name="P87"><text:bookmark-start text:name="_Toc222496786"/>Training Time and Computational Constraints<text:bookmark-end text:name="_Toc222496786"/></text:p>
            </text:list-item>
          </text:list>
        </text:list-item>
      </text:list>
      <text:p text:style-name="Normal">Model training may take longer than expected due to hardware limitations or increased complexity. To mitigate this simpler models will be prioritised over the more computationally intensive versions.</text:p>
      <text:list text:style-name="LFO38" text:continue-numbering="true">
        <text:list-item>
          <text:list>
            <text:list-item>
              <text:p text:style-name="P88"><text:bookmark-start text:name="_Toc222496787"/>Implementation and Debugging<text:bookmark-end text:name="_Toc222496787"/></text:p>
            </text:list-item>
          </text:list>
        </text:list-item>
      </text:list>
      <text:p text:style-name="Normal">Unexpected software or integration issues may slow development. Early implementation of a baseline pipeline reduces this risk and allows for incremental modification.</text:p>
      <text:list text:style-name="LFO38" text:continue-numbering="true">
        <text:list-item>
          <text:list>
            <text:list-item>
              <text:p text:style-name="P89"><text:bookmark-start text:name="_Toc222496788"/>Data Quality Issues<text:bookmark-end text:name="_Toc222496788"/></text:p>
            </text:list-item>
          </text:list>
        </text:list-item>
      </text:list>
      <text:p text:style-name="Normal">Dataset inconsistencies or preprocessing difficulties may affect performance or delay experimentation. Early dataset choice and validation reduce the impact of this.</text:p>
      <text:list text:style-name="LFO38" text:continue-numbering="true">
        <text:list-item>
          <text:list>
            <text:list-item>
              <text:p text:style-name="P90"><text:bookmark-start text:name="_Toc222496789"/>Scope Creep<text:bookmark-end text:name="_Toc222496789"/></text:p>
            </text:list-item>
          </text:list>
        </text:list-item>
      </text:list>
      <text:p text:style-name="Normal">Expanding the project beyond the defined objectives would rapidly consume time and reduce the depth and quality of work carried out. Strictly defining the models and tests planned will reduce this ris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Aptos" svg:font-family="Apto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ptos Display" style:font-name-asian="Times New Roman" style:font-name-complex="Mangal" fo:color="#0F4761"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Aptos Display" style:font-name-asian="Times New Roman" style:font-name-complex="Mangal" fo:color="#0A2F40"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Aptos Display" style:font-name-asian="Times New Roman" style:font-name-complex="Mangal" fo:color="#0F4761" fo:font-size="13pt" style:font-size-asian="13pt" style:font-size-complex="11.5pt"/>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style:style style:name="Heading3Char" style:display-name="Heading 3 Char" style:family="text" style:parent-style-name="DefaultParagraphFont">
      <style:text-properties style:font-name="Aptos Display" style:font-name-asian="Times New Roman" style:font-name-complex="Mangal" fo:color="#0A2F40" style:font-size-complex="10.5pt"/>
    </style:style>
    <style:style style:name="NoSpacing" style:display-name="No Spacing" style:family="paragraph">
      <style:paragraph-properties style:vertical-align="auto"/>
      <style:text-properties style:font-name="Aptos"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NoSpacingChar" style:display-name="No Spacing Char" style:family="text" style:parent-style-name="DefaultParagraphFont">
      <style:text-properties style:font-name="Aptos"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TOCHeading" style:display-name="TOC Heading" style:family="paragraph" style:parent-style-name="Heading1" style:next-style-name="Normal">
      <style:paragraph-properties fo:keep-together="always" style:vertical-align="auto" fo:margin-bottom="0in" fo:line-height="107%"/>
      <style:text-properties style:font-name="Aptos Display" style:font-name-asian="Times New Roman" style:font-name-complex="Times New Roman" fo:font-weight="normal" style:font-weight-asian="normal" style:font-weight-complex="normal" fo:color="#0F4761" style:letter-kerning="false" fo:font-size="16pt" style:font-size-asian="16pt" style:font-size-complex="16pt" fo:language="en" fo:country="US"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2"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2"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2"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2"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2"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2"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2"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2"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2"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2"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2"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2"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2"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2"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list-format-name="NLF0" style:num-format="1">
        <style:list-level-properties text:space-before="0.3743in" text:min-label-width="0.25in" text:list-level-position-and-space-mode="label-alignment">
          <style:list-level-label-alignment text:label-followed-by="listtab" fo:margin-left="0.6243in" fo:text-indent="-0.25in"/>
        </style:list-level-properties>
      </text:list-level-style-number>
      <text:list-level-style-number text:level="2" style:num-suffix="." style:num-list-format-name="NLF0" style:num-format="a" style:num-letter-sync="true">
        <style:list-level-properties text:space-before="0.8743in" text:min-label-width="0.25in" text:list-level-position-and-space-mode="label-alignment">
          <style:list-level-label-alignment text:label-followed-by="listtab" fo:margin-left="1.1243in" fo:text-indent="-0.25in"/>
        </style:list-level-properties>
      </text:list-level-style-number>
      <text:list-level-style-number text:level="3" style:num-suffix="." style:num-list-format-name="NLF0" style:num-format="i">
        <style:list-level-properties fo:text-align="end" text:space-before="1.4993in" text:min-label-width="0.125in" text:list-level-position-and-space-mode="label-alignment">
          <style:list-level-label-alignment text:label-followed-by="listtab" fo:margin-left="1.6243in" fo:text-indent="-0.125in"/>
        </style:list-level-properties>
      </text:list-level-style-number>
      <text:list-level-style-number text:level="4" style:num-suffix="." style:num-list-format-name="NLF0" style:num-format="1">
        <style:list-level-properties text:space-before="1.8743in" text:min-label-width="0.25in" text:list-level-position-and-space-mode="label-alignment">
          <style:list-level-label-alignment text:label-followed-by="listtab" fo:margin-left="2.1243in" fo:text-indent="-0.25in"/>
        </style:list-level-properties>
      </text:list-level-style-number>
      <text:list-level-style-number text:level="5" style:num-suffix="." style:num-list-format-name="NLF0" style:num-format="a" style:num-letter-sync="true">
        <style:list-level-properties text:space-before="2.3743in" text:min-label-width="0.25in" text:list-level-position-and-space-mode="label-alignment">
          <style:list-level-label-alignment text:label-followed-by="listtab" fo:margin-left="2.6243in" fo:text-indent="-0.25in"/>
        </style:list-level-properties>
      </text:list-level-style-number>
      <text:list-level-style-number text:level="6" style:num-suffix="." style:num-list-format-name="NLF0" style:num-format="i">
        <style:list-level-properties fo:text-align="end" text:space-before="2.9993in" text:min-label-width="0.125in" text:list-level-position-and-space-mode="label-alignment">
          <style:list-level-label-alignment text:label-followed-by="listtab" fo:margin-left="3.1243in" fo:text-indent="-0.125in"/>
        </style:list-level-properties>
      </text:list-level-style-number>
      <text:list-level-style-number text:level="7" style:num-suffix="." style:num-list-format-name="NLF0" style:num-format="1">
        <style:list-level-properties text:space-before="3.3743in" text:min-label-width="0.25in" text:list-level-position-and-space-mode="label-alignment">
          <style:list-level-label-alignment text:label-followed-by="listtab" fo:margin-left="3.6243in" fo:text-indent="-0.25in"/>
        </style:list-level-properties>
      </text:list-level-style-number>
      <text:list-level-style-number text:level="8" style:num-suffix="." style:num-list-format-name="NLF0" style:num-format="a" style:num-letter-sync="true">
        <style:list-level-properties text:space-before="3.8743in" text:min-label-width="0.25in" text:list-level-position-and-space-mode="label-alignment">
          <style:list-level-label-alignment text:label-followed-by="listtab" fo:margin-left="4.1243in" fo:text-indent="-0.25in"/>
        </style:list-level-properties>
      </text:list-level-style-number>
      <text:list-level-style-number text:level="9" style:num-suffix="." style:num-list-format-name="NLF0" style:num-format="i">
        <style:list-level-properties fo:text-align="end" text:space-before="4.4993in" text:min-label-width="0.125in" text:list-level-position-and-space-mode="label-alignment">
          <style:list-level-label-alignment text:label-followed-by="listtab" fo:margin-left="4.6243in" fo:text-indent="-0.125in"/>
        </style:list-level-properties>
      </text:list-level-style-number>
    </text:list-style>
    <text:list-style style:name="LFO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7">
      <text:list-level-style-number text:level="1" style:num-suffix="." style:num-list-format-name="NLF0" style:num-format="1">
        <style:list-level-properties text:space-before="0.25in" text:min-label-width="0.2812in" text:list-level-position-and-space-mode="label-alignment">
          <style:list-level-label-alignment text:label-followed-by="listtab" fo:margin-left="0.5312in" fo:text-indent="-0.2812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2">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4">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5">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6">
      <text:list-level-style-number text:level="1" style:num-suffix="." style:num-list-format-name="NLF3"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3" style:num-format="1" text:display-levels="2">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suffix=".1" style:num-list-format-name="NLF3" style:num-format="1" text:display-levels="2"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3"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3"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3"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3"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3"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3"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8">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9">
      <text:list-level-style-number text:level="1" style:num-suffix="." style:num-list-format-name="NLF3"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3" style:num-format="1" text:display-levels="2">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suffix=".1" style:num-list-format-name="NLF3" style:num-format="1" text:display-levels="2"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3"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3"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3"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3"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3"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3"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0">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1">
      <text:list-level-style-number text:level="1" style:num-suffix="." style:num-list-format-name="NLF4"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4"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4" style:num-format="1" text:display-levels="3"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4"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4"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4"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4"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4"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2">
      <text:list-level-style-number text:level="1" style:num-suffix="." style:num-list-format-name="NLF4"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4" style:num-format="1" text:display-levels="2" text:start-value="3">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suffix=".1" style:num-list-format-name="NLF4"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4"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4"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4"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4"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4"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3">
      <text:list-level-style-number text:level="1" style:num-suffix="." style:num-list-format-name="NLF4"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4"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4" style:num-format="1" text:display-levels="3"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4"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4"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4"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4"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4"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4">
      <text:list-level-style-number text:level="1" style:num-suffix="." style:num-list-format-name="NLF5"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5"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prefix="3.3.2" style:num-list-format-name="NLF5" style:num-format=""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5"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5"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5"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5"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5"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5">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6">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7">
      <text:list-level-style-number text:level="1" style:num-suffix="." style:num-list-format-name="NLF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8">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9">
      <text:list-level-style-number text:level="1" style:num-suffix="." style:num-list-format-name="NLF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0">
      <text:list-level-style-number text:level="1" style:num-suffix="." style:num-list-format-name="NLF4"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4"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4" style:num-format="1" text:display-levels="3" text:start-value="0">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4"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4"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4"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4"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4"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5">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list-format-name="NLF1" style:num-format="1" text:display-levels="3"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50">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51">
      <text:list-level-style-number text:level="1" style:num-suffix="." style:num-list-format-name="NLF3"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suffix=".1" style:num-list-format-name="NLF3"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3"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3"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3"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3"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3"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3"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3">
      <number:num-list-label text:level="1"/>
      <number:text>%1%.</number:text>
      <number:num-list-label text:level="2"/>
      <number:text>%1%.%2%</number:text>
      <number:num-list-label text:level="3"/>
      <number:text>%1%.%2%.1</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4">
      <number:num-list-label text:level="1"/>
      <number:text>%1%.</number:text>
      <number:num-list-label text:level="2"/>
      <number:text>%1%.%2%</number:text>
      <number:num-list-label text:level="3"/>
      <number:text>%3%%1%.%2%.1</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5">
      <number:num-list-label text:level="1"/>
      <number:text>%1%.</number:text>
      <number:num-list-label text:level="2"/>
      <number:text>%1%.%2%</number:text>
      <number:num-list-label text:level="3"/>
      <number:text>3.3.2</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roject PLanning &amp; Scoping</dc:title>
    <dc:subject>Effects of de-hazing on USOD performance</dc:subject>
    <meta:initial-creator>Jakub S. Zareba</meta:initial-creator>
    <dc:creator>Jakub Zareba</dc:creator>
    <meta:creation-date>2026-02-18T18:57:00Z</meta:creation-date>
    <dc:date>2026-02-20T16:19:00Z</dc:date>
    <meta:template xlink:href="Normal.dotm" xlink:type="simple"/>
    <meta:editing-cycles>3</meta:editing-cycles>
    <meta:editing-duration>PT0S</meta:editing-duration>
    <meta:document-statistic meta:page-count="6" meta:paragraph-count="20" meta:word-count="1496" meta:character-count="10005" meta:row-count="71" meta:non-whitespace-character-count="8529"/>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date-style style:name="N19">
      <number:day number:style="long"/>
      <number:text>/</number:text>
      <number:month number:style="long"/>
      <number:text>/</number:text>
      <number:year number:style="long"/>
    </number:date-style>
    <style:style style:family="chart" style:name="Plt0">
      <style:chart-properties chart:three-dimensional="false" chart:deep="false" chart:vertical="true" chart:stacked="tru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true" chart:connect-bars="false" chart:solid-type="cuboid" chart:stacked="tru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tru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9">
      <style:chart-properties chart:gap-width="150" chart:overlap="100" chart:link-data-style-to-source="false" chart:visible="true" chart:logarithmic="false" chart:maximum="46150" chart:minimum="46068" chart:tick-marks-major-inner="false" chart:tick-marks-major-outer="false" chart:tick-marks-minor-inner="false" chart:tick-marks-minor-outer="false" chart:display-label="true" chart:axis-label-position="near-axis" chart:axis-position="start" chart:reverse-direction="false" chart:major-origin="46068"/>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true" chart:percentage="fals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true" chart:connect-bars="false" chart:solid-type="cuboid" chart:stacked="true" chart:percentage="false"/>
      <style:graphic-properties draw:fill="solid" draw:fill-color="#e97132" draw:opacity="100%" draw:stroke="none"/>
    </style:style>
  </office:automatic-styles>
  <office:body>
    <office:chart>
      <chart:chart chart:class="chart:bar" svg:height="207.0pt" svg:width="465.75pt" chart:style-name="Crt0">
        <chart:title chart:style-name="CT00">
          <text:p text:style-name="a0" text:class-names="" text:cond-style-name="">Effectiveness of de-hazing methods on USOD models<text:s text:c="1"/></text:p>
        </chart:title>
        <chart:plot-area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series chart:label-cell-address="local-table.$B$1" chart:values-cell-range-address="local-table.$B$2:.$B$11" chart:class="chart:bar" chart:attached-axis="primary-y" chart:style-name="G0S0">
            <chart:data-point chart:repeated="10"/>
          </chart:series>
          <chart:series chart:label-cell-address="local-table.$C$1" chart:values-cell-range-address="local-table.$C$2:.$C$11" chart:class="chart:bar" chart:attached-axis="primary-y" chart:style-name="G0S1">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tart Date</text:p>
              </table:table-cell>
              <table:table-cell office:value-type="string">
                <text:p>Adjusted Length</text:p>
              </table:table-cell>
            </table:table-row>
          </table:table-header-rows>
          <table:table-row>
            <table:table-cell office:value-type="string">
              <text:p>Finalise scope</text:p>
            </table:table-cell>
            <table:table-cell office:value-type="float" office:value="46068"/>
            <table:table-cell office:value-type="float" office:value="8"/>
          </table:table-row>
          <table:table-row>
            <table:table-cell office:value-type="string">
              <text:p>Literature Review</text:p>
            </table:table-cell>
            <table:table-cell office:value-type="float" office:value="46072"/>
            <table:table-cell office:value-type="float" office:value="10"/>
          </table:table-row>
          <table:table-row>
            <table:table-cell office:value-type="string">
              <text:p>Data Pipeline Setup</text:p>
            </table:table-cell>
            <table:table-cell office:value-type="float" office:value="46082"/>
            <table:table-cell office:value-type="float" office:value="9"/>
          </table:table-row>
          <table:table-row>
            <table:table-cell office:value-type="string">
              <text:p>Baseline Model Setup</text:p>
            </table:table-cell>
            <table:table-cell office:value-type="float" office:value="46088"/>
            <table:table-cell office:value-type="float" office:value="11"/>
          </table:table-row>
          <table:table-row>
            <table:table-cell office:value-type="string">
              <text:p>Model Refinement</text:p>
            </table:table-cell>
            <table:table-cell office:value-type="float" office:value="46099"/>
            <table:table-cell office:value-type="float" office:value="13"/>
          </table:table-row>
          <table:table-row>
            <table:table-cell office:value-type="string">
              <text:p>Testing</text:p>
            </table:table-cell>
            <table:table-cell office:value-type="float" office:value="46103"/>
            <table:table-cell office:value-type="float" office:value="15"/>
          </table:table-row>
          <table:table-row>
            <table:table-cell office:value-type="string">
              <text:p>Analysis</text:p>
            </table:table-cell>
            <table:table-cell office:value-type="float" office:value="46110"/>
            <table:table-cell office:value-type="float" office:value="9"/>
          </table:table-row>
          <table:table-row>
            <table:table-cell office:value-type="string">
              <text:p>Final Report Write up</text:p>
            </table:table-cell>
            <table:table-cell office:value-type="float" office:value="46115"/>
            <table:table-cell office:value-type="float" office:value="22"/>
          </table:table-row>
          <table:table-row>
            <table:table-cell office:value-type="string">
              <text:p>Figure Production</text:p>
            </table:table-cell>
            <table:table-cell office:value-type="float" office:value="46118"/>
            <table:table-cell office:value-type="float" office:value="6"/>
          </table:table-row>
          <table:table-row>
            <table:table-cell office:value-type="string">
              <text:p>Final Corrections</text:p>
            </table:table-cell>
            <table:table-cell office:value-type="float" office:value="46137"/>
            <table:table-cell office:value-type="float" office:value="7"/>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